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30">
      <style:text-properties fo:color="#FF3333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12" table:default-cell-style-name="ce1"/>
        <table:table-column table:style-name="co3" table:number-columns-repeated="1004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9000" table:style-name="ce2">
            <text:p>60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5111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373500" table:style-name="ce2">
            <text:p>337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9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613000" table:style-name="ce2">
            <text:p>561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61975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29500" table:style-name="ce2">
            <text:p>529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649000" table:style-name="ce2">
            <text:p>264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4767000" table:style-name="ce2">
            <text:p>4767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346%</text:p>
          </table:table-cell>
          <table:table-cell table:number-columns-repeated="1636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856500" table:style-name="ce2">
            <text:p>85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6.34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821500" table:style-name="ce2">
            <text:p>282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1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103000" table:style-name="ce2">
            <text:p>510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97500" table:style-name="ce2">
            <text:p>697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1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4011000" table:style-name="ce2">
            <text:p>401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94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492000" table:style-name="ce2">
            <text:p>6492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34321%</text:p>
          </table:table-cell>
          <table:table-cell table:number-columns-repeated="16364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9000" table:style-name="ce2">
            <text:p>3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88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6750000" table:style-name="ce2">
            <text:p>6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41000" table:style-name="ce2">
            <text:p>14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1123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0750000" table:style-name="ce2">
            <text:p>12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74000" table:style-name="ce2">
            <text:p>174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4409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96000" table:style-name="ce2">
            <text:p>696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1555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6750000" table:style-name="ce2">
            <text:p>6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880000" table:style-name="ce2">
            <text:p>2880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3146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0750000" table:style-name="ce2">
            <text:p>12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025000" table:style-name="ce2">
            <text:p>5025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16149%</text:p>
          </table:table-cell>
          <table:table-cell table:number-columns-repeated="16364" table:style-name="ce2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number-columns-repeated="20" table:style-name="ce1"/>
          <table:table-cell table:number-columns-repeated="1003" table:style-name="ce2"/>
          <table:table-cell table:number-columns-repeated="1536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8000" table:style-name="ce2">
            <text:p>18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3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1500" table:style-name="ce2">
            <text:p>3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46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06500" table:style-name="ce2">
            <text:p>10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876543%</text:p>
          </table:table-cell>
          <table:table-cell table:number-columns-repeated="16364" table:style-name="ce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hargav</dc:creator>
    <dc:date>2015-04-05T23:28:22Z</dc:date>
    <meta:editing-cycles>4</meta:editing-cycles>
    <meta:editing-duration>PT26S</meta:editing-duration>
  </office:meta>
</office:document-meta>
</file>